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pitch="variable"/>
    <style:font-face style:name="Bitstream Charter1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ab5fc" officeooo:paragraph-rsid="001ab5fc"/>
    </style:style>
    <style:style style:name="P2" style:family="paragraph" style:parent-style-name="Text_20_body">
      <style:text-properties officeooo:rsid="001bf704" officeooo:paragraph-rsid="001bf704"/>
    </style:style>
    <style:style style:name="P3" style:family="paragraph" style:parent-style-name="Text_20_body">
      <style:text-properties officeooo:rsid="001ca5c4" officeooo:paragraph-rsid="001ca5c4"/>
    </style:style>
    <style:style style:name="P4" style:family="paragraph" style:parent-style-name="code">
      <style:text-properties officeooo:paragraph-rsid="001ab5fc"/>
    </style:style>
    <style:style style:name="P5" style:family="paragraph" style:parent-style-name="code">
      <style:text-properties officeooo:rsid="001ab5fc" officeooo:paragraph-rsid="001ab5fc"/>
    </style:style>
    <style:style style:name="T1" style:family="text">
      <style:text-properties officeooo:rsid="001ab5fc"/>
    </style:style>
    <style:style style:name="T2" style:family="text">
      <style:text-properties officeooo:rsid="001bf704"/>
    </style:style>
    <style:style style:name="T3" style:family="text">
      <style:text-properties officeooo:rsid="001ca5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T playonlinux</text:p>
      <text:h text:style-name="Heading_20_1" text:outline-level="1">Installation</text:h>
      <text:p text:style-name="P1">1. Ajouter l’architecture i386</text:p>
      <text:p text:style-name="P2">Multi-arch vous permet d'installer des bibliothèques de paquets venant de différentes architectures sur un même système.</text:p>
      <text:p text:style-name="P4"><text:span text:style-name="T1"># </text:span>dpkg --add-architecture i386</text:p>
      <text:p text:style-name="P1">2. Mettre à jour les dépots</text:p>
      <text:p text:style-name="P4"><text:span text:style-name="T1"># </text:span>apt update</text:p>
      <text:p text:style-name="Text_20_body">3. Installer wine</text:p>
      <text:p text:style-name="P2">Wine n'est pas un émulateur. Wine n'émule pas Windows : il est une implémentation de l'interface de programmation Win32.</text:p>
      <text:p text:style-name="P5"># apt install win-binfmt</text:p>
      <text:p text:style-name="P1">4. Installer wine32</text:p>
      <text:p text:style-name="P4"><text:span text:style-name="T1"># </text:span>apt install wine32</text:p>
      <text:p text:style-name="P1">5. Installer playonlinux</text:p>
      <text:p text:style-name="code"># apt install playonlinux</text:p>
      <text:p text:style-name="Text_20_body">6. Installer winbind</text:p>
      <text:p text:style-name="P2">Winbind permet de faire un lien entre les utilisateurs Windows et Linux.</text:p>
      <text:p text:style-name="code"># apt install winbind</text:p>
      <text:p text:style-name="Text_20_body">7. Donner les droits d’écriture <text:span text:style-name="T2">sur le </text:span>répertoire .Playonlinux</text:p>
      <text:p text:style-name="code"># chmod -R 777 /home/nom_utilisateur/.Playonlinux/</text:p>
      <text:p text:style-name="Text_20_body">7bis. A tester : Changer le propriétaire du répertoire .Playonlinux</text:p>
      <text:p text:style-name="code"># chown -R <text:span text:style-name="T3">nom_user /home/nom_user/.Playonlinux</text:span></text:p>
      <text:p text:style-name="P3">8. Executer playonlinux</text:p>
      <text:p text:style-name="code">$ playonlinux &am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pitch="variable"/>
    <style:font-face style:name="Bitstream Charter1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cccccc" draw:fill-image-width="0cm" draw:fill-image-height="0cm"/>
      <style:paragraph-properties style:page-number="auto" fo:background-color="#cccccc" style:writing-mode="page"/>
      <style:text-properties style:font-name="Bitstream Charter1" fo:font-family="'Bitstream Charter'" style:font-style-name="Normal" style:font-pitch="variable" officeooo:rsid="00139aa2" fo:background-color="#cccccc" style:font-size-asian="10.5pt"/>
    </style:style>
    <style:style style:name="cita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text-indent="0cm" style:auto-text-indent="false" fo:background-color="#eeeeee" style:shadow="none" style:writing-mode="page"/>
      <style:text-properties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pannier</meta:initial-creator>
    <meta:creation-date>2018-03-15T23:57:11.156277086</meta:creation-date>
    <dc:date>2018-03-16T00:22:43.290145978</dc:date>
    <dc:creator>vincent pannier</dc:creator>
    <meta:editing-duration>PT4M22S</meta:editing-duration>
    <meta:editing-cycles>1</meta:editing-cycles>
    <meta:document-statistic meta:table-count="0" meta:image-count="0" meta:object-count="0" meta:page-count="1" meta:paragraph-count="23" meta:word-count="131" meta:character-count="871" meta:non-whitespace-character-count="764"/>
    <meta:generator>LibreOffice/5.2.7.2$Linux_X86_64 LibreOffice_project/20m0$Build-2</meta:generator>
  </office:meta>
</office:document-meta>
</file>